
<file path=META-INF/manifest.xml><?xml version="1.0" encoding="utf-8"?>
<manifest:manifest xmlns:manifest="urn:oasis:names:tc:opendocument:xmlns:manifest:1.0">
  <manifest:file-entry manifest:full-path="/" manifest:media-type="application/vnd.oasis.opendocument.text"/>
  <manifest:file-entry manifest:full-path="META-INF/manifest.xml" manifest:media-type="text/xml"/>
  <manifest:file-entry manifest:full-path="mimetype" manifest:media-type="text/plain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automatic-styles>
    <style:style style:name="T1" style:family="text">
      <style:text-properties fo:font-size="11.00pt" fo:font-weight="normal" fo:font-family="Algerian" style:font-family-asian="Algerian" style:font-family-complex="Algerian" fo:background-color="transparent" style:use-window-font-color="true"/>
    </style:style>
    <style:style style:name="T2" style:family="text">
      <style:text-properties fo:font-size="9.00pt" fo:font-weight="normal" fo:font-family="Algerian" style:font-family-asian="Algerian" style:font-family-complex="Algerian" fo:background-color="transparent" style:use-window-font-color="true"/>
    </style:style>
    <style:style style:name="T3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5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6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7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9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10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11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12" style:family="text">
      <style:text-properties fo:font-size="9.00pt" fo:font-weight="normal" fo:font-family="'Calisto MT'" style:font-family-asian="'Calisto MT'" style:font-family-complex="'Calisto MT'" fo:background-color="transparent" style:use-window-font-color="true"/>
    </style:style>
    <style:style style:name="T13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14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15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16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17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18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19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20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21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2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23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24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5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26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27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28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29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30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31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32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33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34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35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36" style:family="text">
      <style:text-properties fo:font-size="9.00pt" fo:font-weight="bold" fo:font-family="'Book Antiqua'" style:font-family-asian="'Book Antiqua'" style:font-family-complex="'Book Antiqua'" fo:background-color="transparent" style:use-window-font-color="true"/>
    </style:style>
    <style:style style:name="T37" style:family="text">
      <style:text-properties fo:font-size="9.00pt" fo:font-weight="normal" fo:font-family="'Book Antiqua'" style:font-family-asian="'Book Antiqua'" style:font-family-complex="'Book Antiqua'" fo:background-color="transparent" style:use-window-font-color="true"/>
    </style:style>
    <style:style style:name="T38" style:family="text">
      <style:text-properties fo:font-size="9.00pt" fo:font-weight="normal" fo:font-family="Calibri" style:font-family-asian="Calibri" style:font-family-complex="Calibri" fo:background-color="transparent" style:use-window-font-color="true"/>
    </style:style>
    <style:style style:name="T39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40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1" style:family="text">
      <style:text-properties fo:font-size="9.00pt" fo:font-weight="normal" fo:font-family="'Britannic Bold'" style:font-family-asian="'Britannic Bold'" style:font-family-complex="'Britannic Bold'" fo:background-color="transparent" style:use-window-font-color="true"/>
    </style:style>
    <style:style style:name="T42" style:family="text">
      <style:text-properties fo:font-size="8.00pt" fo:font-weight="normal" fo:font-family="Arial" style:font-family-asian="Arial" style:font-family-complex="Arial" fo:background-color="transparent" style:use-window-font-color="true"/>
    </style:style>
    <style:style style:name="T43" style:family="text">
      <style:text-properties fo:font-size="9.00pt" fo:font-weight="normal" fo:font-family="Arial" style:font-family-asian="Arial" style:font-family-complex="Arial" fo:background-color="transparent" style:use-window-font-color="true"/>
    </style:style>
    <style:style style:name="T44" style:family="text">
      <style:text-properties fo:font-size="11.00pt" fo:font-weight="normal" fo:font-family="Arial" style:font-family-asian="Arial" style:font-family-complex="Arial" fo:background-color="transparent" style:use-window-font-color="true"/>
    </style:style>
    <style:style style:name="T45" style:family="text">
      <style:text-properties fo:font-size="11.00pt" fo:font-weight="normal" fo:font-family="'Britannic Bold'" style:font-family-asian="'Britannic Bold'" style:font-family-complex="'Britannic Bold'" fo:background-color="transparent" style:use-window-font-color="true"/>
    </style:style>
    <style:style style:name="T46" style:family="text">
      <style:text-properties fo:font-size="11.00pt" fo:font-weight="normal" fo:font-family="Calibri" style:font-family-asian="Calibri" style:font-family-complex="Calibri" fo:background-color="transparent" style:use-window-font-color="true"/>
    </style:style>
    <style:style style:name="P1" style:family="paragraph">
      <style:paragraph-properties fo:line-height="115.00%" fo:text-align="left" fo:margin-bottom="10.00pt"/>
    </style:style>
    <text:list-style style:name="L2">
      <text:list-level-style-bullet text:level="1" text:bullet-char="•">
        <style:list-level-properties text:space-before="18.00pt" text:min-label-width="18.00pt"/>
        <style:text-properties fo:font-family="Symbol"/>
      </text:list-level-style-bullet>
    </text:list-style>
    <style:style style:name="P2" style:family="paragraph">
      <style:paragraph-properties fo:line-height="115.00%" fo:text-align="left" fo:margin-bottom="10.00pt"/>
    </style:style>
    <style:style style:name="P3" style:family="paragraph">
      <style:paragraph-properties fo:line-height="115.00%" fo:text-align="left" fo:margin-bottom="10.00pt"/>
    </style:style>
    <style:style style:name="P4" style:family="paragraph">
      <style:paragraph-properties fo:line-height="115.00%" fo:text-align="left" fo:margin-bottom="10.00pt"/>
    </style:style>
  </office:automatic-styles>
  <office:body>
    <office:text>
      <text:p text:style-name="P1"><text:span text:style-name="T1"><text:s text:c="23"/></text:span><text:span text:style-name="T2">Sokhna Mame Diarra FALL</text:span><text:span text:style-name="T3"/></text:p>
      <text:p text:style-name="P1"><text:span text:style-name="T3"><text:s text:c="39"/>10 Mars 2007 - 16 ans </text:span></text:p>
      <text:p text:style-name="P1"><text:span text:style-name="T3"><text:s text:c="49"/>Mermoz</text:span></text:p>
      <text:p text:style-name="P1"><text:span text:style-name="T3"><text:s text:c="38"/>Côté école américaine<text:s text:c="2"/></text:span></text:p>
      <text:p text:style-name="P1"><text:span text:style-name="T3"><text:s text:c="22"/>78 448.../fallsokhnamamediarra22@gmail.com</text:span></text:p>
      <text:p text:style-name="P1"><text:span text:style-name="T4"/></text:p>
      <text:p text:style-name="P1"><text:span text:style-name="T4"><text:s text:c="6"/></text:span><text:span text:style-name="T5"><text:s text:c="45"/></text:span><text:span text:style-name="T6">-FORMATION-</text:span></text:p>
      <text:p text:style-name="P1"><text:span text:style-name="T7">Novembre 2022 : formation au codage et au TIC avec WIA et Atos</text:span></text:p>
      <text:p text:style-name="P1"><text:span text:style-name="T7">Fin 2022 : formation au maintien d'une bibliothèque<text:s text:c="2"/></text:span></text:p>
      <text:p text:style-name="P1"><text:span text:style-name="T7">2022-2023 série scientifique-Encouragements</text:span></text:p>
      <text:p text:style-name="P1"><text:span text:style-name="T7">Lycée d'excellence Mariama Ba</text:span></text:p>
      <text:p text:style-name="P1"><text:span text:style-name="T7">2021-2022 : BFEM - Encouragements</text:span></text:p>
      <text:p text:style-name="P1"><text:span text:style-name="T7">Lycée d'excellence Mariama Ba</text:span></text:p>
      <text:p text:style-name="P1"><text:span text:style-name="T7">2018 : formation en jardinage</text:span></text:p>
      <text:p text:style-name="P1"><text:span text:style-name="T7">2017-2018 : CFEE - Concours de dictée- Concours d'entrée à MEMBA(reussis)- Obtention de premiers prix </text:span></text:p>
      <text:p text:style-name="P1"><text:span text:style-name="T7">Cours Anne Marie Javouhey<text:s/></text:span><text:span text:style-name="T8"/></text:p>
      <text:p text:style-name="P1"><text:span text:style-name="T8"><text:s text:c="43"/></text:span><text:span text:style-name="T9">-COMPETENCES-</text:span></text:p>
      <text:p text:style-name="P1"><text:span text:style-name="T10">Informatique : Maitrise des logiciels Word,powerpoint,Internet,Excel et Html</text:span></text:p>
      <text:p text:style-name="P1"><text:span text:style-name="T10">Linguistiques : wolof,français,anglais,bases en espagnol </text:span></text:p>
      <text:p text:style-name="P1"><text:span text:style-name="T10">Bibliothèque : maitrise du travail de maintien d'une bibliothèque</text:span></text:p>
      <text:p text:style-name="P1"><text:span text:style-name="T11"><text:s text:c="30"/>-EXPERIENCES PROFESSIONNELLES-</text:span><text:span text:style-name="T12"/></text:p>
      <text:p text:style-name="P1"><text:span text:style-name="T13">2021-2023<text:s/></text:span><text:span text:style-name="T14">: assistance vente de nourriture </text:span></text:p>
      <text:p text:style-name="P1"><text:span text:style-name="T15">2019-2023</text:span><text:span text:style-name="T16">:correction de copies et report de notes d'étudiants (Ibrahima FALL,chef de departement et enseignant chercheur ESP; tel : 775314037)</text:span></text:p>
      <text:p text:style-name="P1"><text:span text:style-name="T17">2018-2019<text:s/></text:span><text:span text:style-name="T18">: ministre des finances (collection,protection de l'argent,rapports),entretien de jardin </text:span></text:p>
      <text:p text:style-name="P1"><text:span text:style-name="T19">2015-2018<text:s/></text:span><text:span text:style-name="T20">: responsable de classe</text:span></text:p>
      <text:p text:style-name="P1"><text:span text:style-name="T21"><text:s text:c="32"/></text:span><text:span text:style-name="T22">-CENTRES D'INTERETS-</text:span></text:p>
      <text:p text:style-name="P1"><text:span text:style-name="T23">Natation</text:span></text:p>
      <text:p text:style-name="P1"><text:span text:style-name="T23">Cuisine</text:span></text:p>
      <text:p text:style-name="P1"><text:span text:style-name="T23">Lecture</text:span></text:p>
      <text:p text:style-name="P1"><text:span text:style-name="T24"><text:s text:c="31"/></text:span><text:span text:style-name="T25">-COMPETENCES PROFESSIONNELLES-</text:span></text:p>
      <text:list text:style-name="L2">
        <text:list-item>
          <text:p text:style-name="P2"><text:span text:style-name="T26">Compatissante </text:span></text:p>
        </text:list-item>
        <text:list-item>
          <text:p text:style-name="P2"><text:span text:style-name="T26">Ouverte d'esprit (sans jugement...)</text:span></text:p>
        </text:list-item>
        <text:list-item>
          <text:p text:style-name="P2"><text:span text:style-name="T26">Bonne conseillère,sais prendre des décisions,sais ecouter,mature</text:span></text:p>
        </text:list-item>
        <text:list-item>
          <text:p text:style-name="P2"><text:span text:style-name="T26">Respectueuse vis à vis des gens et de leurs vies et opinions</text:span></text:p>
        </text:list-item>
        <text:list-item>
          <text:p text:style-name="P2"><text:span text:style-name="T26">Investie</text:span><text:span text:style-name="T27"/></text:p>
        </text:list-item>
      </text:list>
      <text:p text:style-name="P3"><text:span text:style-name="T28"><text:s text:c="29"/></text:span><text:span text:style-name="T29"><text:s text:c="25"/>-Langues-</text:span></text:p>
      <text:p text:style-name="P3"><text:span text:style-name="T30">Première langue : wolof,français,anglais/ niveau C1</text:span></text:p>
      <text:p text:style-name="P3"><text:span text:style-name="T30">Seconde langue : espagnol / niveau A2</text:span></text:p>
      <text:p text:style-name="P3"><text:span text:style-name="T30">Option : arabe</text:span></text:p>
      <text:p text:style-name="P3"><text:span text:style-name="T30"><text:s text:c="46"/></text:span><text:span text:style-name="T31"><text:s text:c="5"/>-ACTIVITES EXTRASCOLAIRES-</text:span></text:p>
      <text:p text:style-name="P3"><text:span text:style-name="T32">2023</text:span><text:span text:style-name="T33"><text:s/>: participation à l'évènement de la masculinité positive,activité à l'ESP,défilé du 4 Avril</text:span></text:p>
      <text:p text:style-name="P3"><text:span text:style-name="T34">201</text:span><text:span text:style-name="T35">4: visite du parc de Hann</text:span></text:p>
      <text:p text:style-name="P3"><text:span text:style-name="T36">2013<text:s/></text:span><text:span text:style-name="T37">: Visite de la fabrique de chocopain</text:span></text:p>
      <text:p text:style-name="P3"><text:span text:style-name="T37"/></text:p>
      <text:p text:style-name="P3"><text:span text:style-name="T37"><text:s text:c="48"/></text:span></text:p>
      <text:p text:style-name="P3"><text:span text:style-name="T38"/></text:p>
      <text:p text:style-name="P3"><text:span text:style-name="T39"/></text:p>
      <text:p text:style-name="P3"><text:span text:style-name="T40"><text:s text:c="33"/></text:span><text:span text:style-name="T41"/></text:p>
      <text:p text:style-name="P4"><text:span text:style-name="T42"/></text:p>
      <text:p text:style-name="P4"><text:span text:style-name="T42"><text:s text:c="33"/></text:span><text:span text:style-name="T43"/></text:p>
      <text:p text:style-name="P4"><text:span text:style-name="T44"/></text:p>
      <text:p text:style-name="P4"><text:span text:style-name="T44"><text:s text:c="31"/></text:span></text:p>
      <text:p text:style-name="P4"><text:span text:style-name="T44"/></text:p>
      <text:p text:style-name="P4"><text:span text:style-name="T44"/></text:p>
      <text:p text:style-name="P4"><text:span text:style-name="T44"/></text:p>
      <text:p text:style-name="P4"><text:span text:style-name="T45"/></text:p>
      <text:p text:style-name="P4"><text:span text:style-name="T46"/></text:p>
    </office:text>
  </office:body>
</office:document-content>
</file>

<file path=styles.xml><?xml version="1.0" encoding="utf-8"?>
<office:document-styles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font-face-decls>
    <style:font-face style:name="Calibri" svg:font-family="Calibri" style:font-family-generic="swiss" style:font-pitch="variable" svg:panose-1="2 15 5 2 2 2 4 3 2 4"/>
  </office:font-face-decls>
  <office:styles>
    <style:default-style style:family="paragraph">
      <style:paragraph-properties style:line-break="strict" fo:text-align="start"/>
      <style:text-properties style:font-name="Calibri" fo:font-size="11pt"/>
    </style:default-style>
  </office:styles>
</office:document-styles>
</file>

<file path=meta.xml><?xml version="1.0" encoding="utf-8"?>
<office:document-meta xmlns:office="urn:oasis:names:tc:opendocument:xmlns:office:1.0" xmlns:meta="urn:oasis:names:tc:opendocument:xmlns:meta:1.0" xmlns:config="urn:oasis:names:tc:opendocument:xmlns:config:1.0" xmlns:text="urn:oasis:names:tc:opendocument:xmlns:text:1.0" xmlns:table="urn:oasis:names:tc:opendocument:xmlns:table:1.0" xmlns:draw="urn:oasis:names:tc:opendocument:xmlns:drawing:1.0" xmlns:presentation="urn:oasis:names:tc:opendocument:xmlns:presentation:1.0" xmlns:dr3d="urn:oasis:names:tc:opendocument:xmlns:dr3d:1.0" xmlns:chart="urn:oasis:names:tc:opendocument:xmlns:chart:1.0" xmlns:form="urn:oasis:names:tc:opendocument:xmlns:form:1.0" xmlns:script="urn:oasis:names:tc:opendocument:xmlns:script:1.0" xmlns:style="urn:oasis:names:tc:opendocument:xmlns:style:1.0" xmlns:number="urn:oasis:names:tc:opendocument:xmlns:datastyle:1.0" xmlns:anim="urn:oasis:names:tc:opendocument:xmlns:animation:1.0" xmlns:dc="http://purl.org/dc/elements/1.1/" xmlns:xlink="http://www.w3.org/1999/xlink" xmlns:math="http://www.w3.org/1998/Math/MathML" xmlns:xforms="http://www.w3.org/2002/xforms" xmlns:fo="urn:oasis:names:tc:opendocument:xmlns:xsl-fo-compatible:1.0" xmlns:svg="urn:oasis:names:tc:opendocument:xmlns:svg-compatible:1.0" xmlns:smil="urn:oasis:names:tc:opendocument:xmlns:smil-compatible:1.0">
  <office:meta/>
</office:document-meta>
</file>